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MS" svg:font-family="TrebuchetM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4.993cm" fo:margin-left="0cm" fo:margin-top="0cm" fo:margin-bottom="0cm" table:align="left" style:writing-mode="lr-tb"/>
    </style:style>
    <style:style style:name="Tabla1.A" style:family="table-column">
      <style:table-column-properties style:column-width="3.657cm"/>
    </style:style>
    <style:style style:name="Tabla1.B" style:family="table-column">
      <style:table-column-properties style:column-width="2.648cm"/>
    </style:style>
    <style:style style:name="Tabla1.C" style:family="table-column">
      <style:table-column-properties style:column-width="3.018cm"/>
    </style:style>
    <style:style style:name="Tabla1.D" style:family="table-column">
      <style:table-column-properties style:column-width="2.448cm"/>
    </style:style>
    <style:style style:name="Tabla1.E" style:family="table-column">
      <style:table-column-properties style:column-width="3.223cm"/>
    </style:style>
    <style:style style:name="Tabla1.1" style:family="table-row">
      <style:table-row-properties style:min-row-height="1.113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2" style:family="table-row">
      <style:table-row-properties style:min-row-height="0.441cm" fo:keep-together="auto"/>
    </style:style>
    <style:style style:name="Tabla2" style:family="table">
      <style:table-properties style:width="14.993cm" fo:margin-left="0cm" fo:margin-top="0cm" fo:margin-bottom="0cm" table:align="left" style:writing-mode="lr-tb"/>
    </style:style>
    <style:style style:name="Tabla2.A" style:family="table-column">
      <style:table-column-properties style:column-width="2.491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3.251cm"/>
    </style:style>
    <style:style style:name="Tabla2.1" style:family="table-row">
      <style:table-row-properties style:min-row-height="1.113cm" fo:keep-together="auto"/>
    </style:style>
    <style:style style:name="Tabla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2" style:family="table-row">
      <style:table-row-properties style:min-row-height="0.441cm" fo:keep-together="auto"/>
    </style:style>
    <style:style style:name="P1" style:family="paragraph" style:parent-style-name="Título_20_grande" style:master-page-name="Standard">
      <style:paragraph-properties fo:margin-top="0cm" fo:margin-bottom="0cm" loext:contextual-spacing="true" fo:line-height="150%" style:page-number="auto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282cm" loext:contextual-spacing="true" fo:line-height="150%" fo:text-align="center" style:justify-single-word="false" fo:orphans="0" fo:widows="0" fo:padding="0cm" fo:border="none"/>
      <style:text-properties fo:color="#000000" style:font-name="Arial" fo:font-weight="bold" style:font-weight-asian="bold" style:font-name-complex="Arial1"/>
    </style:style>
    <style:style style:name="P4" style:family="paragraph" style:parent-style-name="Standard">
      <style:paragraph-properties fo:margin-top="0cm" fo:margin-bottom="0.282cm" loext:contextual-spacing="true" fo:line-height="150%" fo:text-align="center" style:justify-single-word="false" fo:orphans="0" fo:widows="0" fo:padding="0cm" fo:border="none"/>
    </style:style>
    <style:style style:name="P5" style:family="paragraph" style:parent-style-name="Standard">
      <style:paragraph-properties fo:margin-top="0cm" fo:margin-bottom="0.282cm" loext:contextual-spacing="true" fo:line-height="150%" fo:text-align="justify" style:justify-single-word="false"/>
      <style:text-properties fo:color="#000000" fo:font-size="11pt" style:font-size-asian="11pt"/>
    </style:style>
    <style:style style:name="P6" style:family="paragraph" style:parent-style-name="Standard">
      <style:paragraph-properties fo:margin-top="0cm" fo:margin-bottom="0.282cm" loext:contextual-spacing="true" fo:line-height="150%" fo:text-align="justify" style:justify-single-word="false"/>
    </style:style>
    <style:style style:name="P7" style:family="paragraph" style:parent-style-name="Standard">
      <style:paragraph-properties fo:margin-top="0cm" fo:margin-bottom="0.282cm" loext:contextual-spacing="true" fo:line-height="150%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fo:color="#000000"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fo:color="#000000" style:font-name="Arial" fo:font-weight="bold" style:font-name-asian="TrebuchetMS" style:language-asian="en" style:country-asian="US" style:font-weight-asian="bold" style:font-name-complex="Arial1"/>
    </style:style>
    <style:style style:name="P10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fo:color="#000000" style:font-name="Arial" fo:font-style="italic" style:font-name-asian="TrebuchetMS" style:language-asian="en" style:country-asian="US" style:font-style-asian="italic" style:font-name-complex="Arial1" style:font-style-complex="italic" style:font-weight-complex="bold"/>
    </style:style>
    <style:style style:name="P11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fo:color="#000000" style:font-name="Arial" style:font-name-asian="TrebuchetMS" style:language-asian="en" style:country-asian="US" style:font-name-complex="Arial1" style:font-weight-complex="bold"/>
    </style:style>
    <style:style style:name="P12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fo:color="#000000" style:font-name="Arial" style:font-name-asian="TrebuchetMS" style:language-asian="en" style:country-asian="US" style:font-name-complex="Arial1"/>
    </style:style>
    <style:style style:name="P13" style:family="paragraph" style:parent-style-name="Standard">
      <style:paragraph-properties fo:margin-top="0.212cm" fo:margin-bottom="0cm" loext:contextual-spacing="true" fo:line-height="150%" fo:text-align="justify" style:justify-single-word="false"/>
    </style:style>
    <style:style style:name="P14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officeooo:paragraph-rsid="00003427"/>
    </style:style>
    <style:style style:name="P15" style:family="paragraph" style:parent-style-name="Standard">
      <style:paragraph-properties fo:margin-top="0.212cm" fo:margin-bottom="0cm" loext:contextual-spacing="true" fo:line-height="150%" fo:text-align="center" style:justify-single-word="false"/>
    </style:style>
    <style:style style:name="P16" style:family="paragraph" style:parent-style-name="Standard">
      <style:paragraph-properties fo:margin-top="0.212cm" fo:margin-bottom="0cm" loext:contextual-spacing="true" fo:line-height="100%" fo:text-align="center" style:justify-single-word="false"/>
    </style:style>
    <style:style style:name="P17" style:family="paragraph" style:parent-style-name="Standard">
      <style:paragraph-properties fo:margin-top="0.212cm" fo:margin-bottom="0cm" loext:contextual-spacing="true" fo:line-height="150%" fo:text-align="center" style:justify-single-word="false"/>
      <style:text-properties style:font-name="Arial" fo:font-size="12pt" style:font-name-asian="TrebuchetMS" style:font-size-asian="12pt" style:language-asian="en" style:country-asian="US" style:font-name-complex="Arial1" style:font-size-complex="12pt" style:font-weight-complex="bold"/>
    </style:style>
    <style:style style:name="P18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style:font-name="Arial" fo:font-weight="bold" style:font-name-asian="TrebuchetMS" style:language-asian="en" style:country-asian="US" style:font-weight-asian="bold" style:font-name-complex="Arial1"/>
    </style:style>
    <style:style style:name="P19" style:family="paragraph" style:parent-style-name="Standard">
      <style:paragraph-properties fo:margin-top="0.212cm" fo:margin-bottom="0cm" loext:contextual-spacing="true" fo:line-height="150%" fo:text-align="justify" style:justify-single-word="false"/>
      <style:text-properties style:font-name="Arial" fo:font-style="italic" fo:font-weight="bold" style:font-name-asian="TrebuchetMS" style:language-asian="en" style:country-asian="US" style:font-style-asian="italic" style:font-weight-asian="bold" style:font-name-complex="Arial1" style:font-style-complex="italic"/>
    </style:style>
    <style:style style:name="P20" style:family="paragraph" style:parent-style-name="Standard">
      <style:paragraph-properties fo:margin-top="0cm" fo:margin-bottom="0cm" loext:contextual-spacing="true" fo:line-height="15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Arial" fo:font-weight="bold" style:font-name-asian="TrebuchetMS" style:language-asian="en" style:country-asian="US" style:font-weight-asian="bold" style:font-name-complex="Arial1"/>
    </style:style>
    <style:style style:name="P22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color="#1f3864"/>
    </style:style>
    <style:style style:name="P23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color="#1f3864" style:font-name="Arial" fo:font-weight="bold" style:font-weight-asian="bold" style:font-name-complex="Arial1"/>
    </style:style>
    <style:style style:name="P24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color="#1f3864" fo:font-weight="bold" style:font-weight-asian="bold" style:font-weight-complex="bold"/>
    </style:style>
    <style:style style:name="T1" style:family="text">
      <style:text-properties fo:color="#000000" fo:font-size="11pt" fo:language="ca" fo:country="ES" style:text-underline-style="solid" style:text-underline-width="auto" style:text-underline-color="font-color" style:font-size-asian="11pt" style:font-name-complex="Arial1" style:font-size-complex="11pt"/>
    </style:style>
    <style:style style:name="T2" style:family="text">
      <style:text-properties fo:color="#000000" fo:font-size="11pt" fo:language="ca" fo:country="ES" style:font-size-asian="11pt" style:font-name-complex="Arial1" style:font-size-complex="11pt"/>
    </style:style>
    <style:style style:name="T3" style:family="text">
      <style:text-properties fo:color="#000000" style:font-name="Arial" fo:font-weight="bold" style:font-weight-asian="bold" style:font-name-complex="Arial1"/>
    </style:style>
    <style:style style:name="T4" style:family="text">
      <style:text-properties fo:color="#000000" style:font-name="Arial" fo:font-weight="bold" style:font-weight-asian="bold" style:font-name-complex="Arial1" style:font-weight-complex="bold"/>
    </style:style>
    <style:style style:name="T5" style:family="text">
      <style:text-properties fo:color="#000000" style:font-name="Arial" fo:font-weight="bold" style:font-name-asian="TrebuchetMS" style:language-asian="en" style:country-asian="US" style:font-weight-asian="bold" style:font-name-complex="Arial1"/>
    </style:style>
    <style:style style:name="T6" style:family="text">
      <style:text-properties fo:color="#000000" style:font-name="Arial" fo:font-style="italic" style:font-name-asian="TrebuchetMS" style:language-asian="en" style:country-asian="US" style:font-style-asian="italic" style:font-name-complex="Arial1" style:font-style-complex="italic" style:font-weight-complex="bold"/>
    </style:style>
    <style:style style:name="T7" style:family="text">
      <style:text-properties fo:color="#000000" style:font-name="Arial" fo:font-style="italic" fo:font-weight="bold" style:font-name-asian="TrebuchetMS" style:language-asian="en" style:country-asian="US" style:font-style-asian="italic" style:font-weight-asian="bold" style:font-name-complex="Arial1" style:font-style-complex="italic"/>
    </style:style>
    <style:style style:name="T8" style:family="text">
      <style:text-properties style:font-name="Arial" fo:font-size="11pt" fo:font-weight="bold" style:font-name-asian="TrebuchetMS" style:font-size-asian="11pt" style:language-asian="en" style:country-asian="US" style:font-weight-asian="bold" style:font-name-complex="Arial1" style:font-size-complex="11pt"/>
    </style:style>
    <style:style style:name="T9" style:family="text">
      <style:text-properties style:font-name="Arial" fo:font-weight="bold" style:font-name-asian="TrebuchetMS" style:language-asian="en" style:country-asian="US" style:font-weight-asian="bold" style:font-name-complex="Arial1"/>
    </style:style>
    <style:style style:name="T10" style:family="text">
      <style:text-properties style:font-name="Arial" fo:font-weight="bold" style:font-weight-asian="bold" style:font-name-complex="Arial1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font-name-asian="TrebuchetMS" style:language-asian="en" style:country-asian="US" style:font-weight-asian="bold" style:font-name-complex="Arial1"/>
    </style:style>
    <style:style style:name="T12" style:family="text">
      <style:text-properties style:font-name="Arial" fo:font-size="10pt" fo:font-weight="bold" style:font-name-asian="TrebuchetMS" style:font-size-asian="10pt" style:language-asian="en" style:country-asian="US" style:font-weight-asian="bold" style:font-name-complex="Arial1" style:font-size-complex="10pt"/>
    </style:style>
    <style:style style:name="T13" style:family="text">
      <style:text-properties style:font-name="Arial" fo:font-size="10pt" style:font-name-asian="TrebuchetMS" style:font-size-asian="10pt" style:language-asian="en" style:country-asian="US" style:font-name-complex="Arial1" style:font-size-complex="10pt" style:font-weight-complex="bold"/>
    </style:style>
    <style:style style:name="T14" style:family="text">
      <style:text-properties style:font-name="Arial" fo:font-style="italic" fo:font-weight="bold" style:font-name-asian="TrebuchetMS" style:language-asian="en" style:country-asian="US" style:font-style-asian="italic" style:font-weight-asian="bold" style:font-name-complex="Arial1" style:font-style-complex="italic"/>
    </style:style>
    <style:style style:name="T15" style:family="text">
      <style:text-properties style:font-name="Arial" fo:font-style="italic" fo:font-weight="bold" style:font-name-asian="TrebuchetMS" style:language-asian="en" style:country-asian="US" style:font-style-asian="italic" style:font-weight-asian="bold" style:font-name-complex="Arial1" style:font-style-complex="italic" style:font-weight-complex="bold"/>
    </style:style>
    <style:style style:name="T16" style:family="text">
      <style:text-properties style:use-window-font-color="true" fo:font-size="11pt" fo:font-weight="bold" style:font-name-asian="TrebuchetMS" style:font-size-asian="11pt" style:language-asian="en" style:country-asian="US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:</text:span><text:span text:style-name="T2"> <text:tab/><text:tab/><text:tab/><text:tab/><text:tab/><text:tab/><text:tab/><text:tab/><text:tab/><text:tab/></text:span><text:span text:style-name="T1">Grup: <text:s/></text:span></text:p>
      <text:p text:style-name="P3"/>
      <text:p text:style-name="P4"><text:span text:style-name="T3">Mòdul - Formació i Orientació Laboral</text:span></text:p>
      <text:p text:style-name="P4"><text:span text:style-name="T3">Activitat <text:s/>4 – UF1 NF3 (RA3) – La nòmina</text:span></text:p>
      <text:p text:style-name="P8"/>
      <text:p text:style-name="P14"><text:span text:style-name="T4">1.- </text:span><text:span text:style-name="T5">Amb l’ajuda d’un cercador visita el web: </text:span><text:a xlink:type="simple" xlink:href="http://treball.gencat.cat/" text:style-name="ListLabel_20_18" text:visited-style-name="ListLabel_20_18"><text:span text:style-name="Enllaç_20_d_27_Internet"><text:span text:style-name="T5">http://treball.gencat.cat</text:span></text:span></text:a><text:span text:style-name="T5">, cerca el teu conveni col·lectiu i digues quin has seleccionat. Quin salari base et correspon? Quantes pagues extraordinàries es preveuen? Quan i per quin import s’abonaran? Quins complements (o plus) salarials i extrasalarials preveu? Quin tipus de complement (personal, de lloc de treball, de residència...) és cadascun? Per quin import? </text:span></text:p>
      <text:p text:style-name="P14"><text:span text:style-name="T5"/></text:p>
      <text:p text:style-name="P14"><text:span text:style-name="T5"/></text:p>
      <text:p text:style-name="P9"/>
      <text:p text:style-name="P13"><text:span text:style-name="T5">Conveni col·lectiu: </text:span><text:span text:style-name="T6">(indica el conveni col·lectiu que has escollit)</text:span></text:p>
      <text:p text:style-name="P13"><text:span text:style-name="T5">Salari base: </text:span><text:span text:style-name="T6">(indica quin import i el grup professional que has escollit)</text:span></text:p>
      <text:p text:style-name="P13"><text:span text:style-name="T5">Pagues extraordinàries: </text:span><text:span text:style-name="T6">(indica quantes, quan i per quin import)</text:span></text:p>
      <text:p text:style-name="P13"><text:span text:style-name="T5">Complement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6"><text:span text:style-name="T8">Complement / plus</text:span></text:p>
          </table:table-cell>
          <table:table-cell table:style-name="Tabla1.A1" office:value-type="string">
            <text:p text:style-name="P16"><text:span text:style-name="T8">Salarial o extrasalarial</text:span></text:p>
          </table:table-cell>
          <table:table-cell table:style-name="Tabla1.A1" office:value-type="string">
            <text:p text:style-name="P16"><text:span text:style-name="T8">Tipus de complement</text:span></text:p>
          </table:table-cell>
          <table:table-cell table:style-name="Tabla1.A1" office:value-type="string">
            <text:p text:style-name="P16"><text:span text:style-name="T8">Import</text:span></text:p>
          </table:table-cell>
          <table:table-cell table:style-name="Tabla1.A1" office:value-type="string">
            <text:p text:style-name="P16"><text:span text:style-name="T8">Hores extraordinàries estructurals</text:span></text:p>
          </table:table-cell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</table:table>
      <text:p text:style-name="P10"/>
      <text:p text:style-name="P13"><text:span text:style-name="T6">*Si és necessari afegeix més files a la taula per incloure tots els complements del conveni col·lectiu.</text:span></text:p>
      <text:p text:style-name="P9"><text:bookmark text:name="_GoBack"/></text:p>
      <text:p text:style-name="P13"><text:span text:style-name="T5">2.- Si el teu conveni preveu el plus de puntualitat i el plus per torns, de quin tipus de complement es tractaria cadascun?</text:span></text:p>
      <text:p text:style-name="P11"/>
      <text:p text:style-name="P13"><text:span text:style-name="T4">I si es preveu pagar part del salari en espècie, l’empresa ho ha d’incloure a la nòmina? O no és necessari? En cas afirmatiu indiqueu en quin apartat.</text:span></text:p>
      <text:p text:style-name="P9"/>
      <text:p text:style-name="P13"><text:span text:style-name="T5">3.- Què protegeix les contingències comunes? I les contingències professionals? Treballador i empresa fan aportacions per totes dues?</text:span></text:p>
      <text:p text:style-name="P12"><text:soft-page-break/></text:p>
      <text:p text:style-name="P13"><text:span text:style-name="T5">4.- Quins són els conceptes de recaptació conjunta? El treballador fa aportacions per tots ells?</text:span></text:p>
      <text:p text:style-name="P12"/>
      <text:p text:style-name="P13"><text:span text:style-name="T5">5.- </text:span><text:span text:style-name="T9">Qui és el subjecte obligat a sol·licitar l’alta al RETA? Aquests treballadors estan obligats a cotitzar per a totes les contingències? Cotitzen en funció del que guanyen?</text:span></text:p>
      <text:p text:style-name="P5"><text:span text:style-name="texto_20_respuesta"/></text:p>
      <text:p text:style-name="P6"><text:span text:style-name="T10">6.- Confecciona, amb la plantilla Excel que s’adjunta, la teva nòmina del mes d’octubre.</text:span></text:p>
      <text:p text:style-name="P7"/>
      <text:p text:style-name="P13"><text:span text:style-name="T9">6.1.- Omple l’ENCAPÇALAMENT amb les teves dades, les de l’empresa i el període de liquidació. Les dades poden ser inventades tret del teu nom i cognoms que han de ser els reals. Recorda indicar el nombre de dies corresponents al període de liquidació (octubre).</text:span></text:p>
      <text:p text:style-name="P18"/>
      <text:p text:style-name="P13"><text:span text:style-name="T9">Per a aquesta activitat imaginarem que tens un </text:span><text:span text:style-name="T11">contracte indefinit</text:span><text:span text:style-name="T9"> com a directora comercial (grup professional), i com pots veure a la taula de la </text:span><text:span text:style-name="T5">diapositiva 12 de la teoria, pertanys al grup de cotització 1.</text:span></text:p>
      <text:p text:style-name="P18"/>
      <text:p text:style-name="P13"><text:span text:style-name="T9">6.2.- Omple l’apartat MERITACIONS i calcula el TOTAL MERITAT,sabent que, al mes d’octubre de l’any en curs, has percebut les retribucions següents:</text:span></text:p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><text:span text:style-name="T12">Salari base</text:span></text:p>
          </table:table-cell>
          <table:table-cell table:style-name="Tabla2.A1" office:value-type="string">
            <text:p text:style-name="P16"><text:span text:style-name="T12">Plus productivitat</text:span></text:p>
          </table:table-cell>
          <table:table-cell table:style-name="Tabla2.A1" office:value-type="string">
            <text:p text:style-name="P16"><text:span text:style-name="T12">Plus roba de treball</text:span></text:p>
          </table:table-cell>
          <table:table-cell table:style-name="Tabla2.A1" office:value-type="string">
            <text:p text:style-name="P16"><text:span text:style-name="T12">Plus antiguitat</text:span></text:p>
          </table:table-cell>
          <table:table-cell table:style-name="Tabla2.A1" office:value-type="string">
            <text:p text:style-name="P16"><text:span text:style-name="T12">Hores extraordinàries estructurals</text:span></text:p>
          </table:table-cell>
        </table:table-row>
        <table:table-row table:style-name="Tabla2.2">
          <table:table-cell table:style-name="Tabla2.A1" office:value-type="string">
            <text:p text:style-name="P15"><text:span text:style-name="T13">2.100 €/mes</text:span></text:p>
          </table:table-cell>
          <table:table-cell table:style-name="Tabla2.A1" office:value-type="string">
            <text:p text:style-name="P15"><text:span text:style-name="T13">350 €/mes</text:span></text:p>
          </table:table-cell>
          <table:table-cell table:style-name="Tabla2.A1" office:value-type="string">
            <text:p text:style-name="P15"><text:span text:style-name="T13">25 €/mes</text:span></text:p>
          </table:table-cell>
          <table:table-cell table:style-name="Tabla2.A1" office:value-type="string">
            <text:p text:style-name="P15"><text:span text:style-name="T13">950 €/mes</text:span></text:p>
          </table:table-cell>
          <table:table-cell table:style-name="Tabla2.A1" office:value-type="string">
            <text:p text:style-name="P15"><text:span text:style-name="T13">785 €</text:span></text:p>
          </table:table-cell>
        </table:table-row>
      </table:table>
      <text:p text:style-name="P18"/>
      <text:p text:style-name="P13"><text:span text:style-name="T9">Recorda que abans d’incloure els conceptes a la nòmina hauràs de diferenciar quins complements són salarials i quins són extrasalarials, doncs van en apartats diferents.</text:span></text:p>
      <text:p text:style-name="P18"/>
      <text:p text:style-name="P20"><text:span text:style-name="T9">A més dels imports de la taula, tens dret a dues pagues extraordinàries del mateix import que el salari base cadascuna, que cobres en nomines separades (Nadal i juny). Per tant, no tens les pagues extres prorratejades.</text:span></text:p>
      <text:p text:style-name="P21"/>
      <text:p text:style-name="P20"><text:span text:style-name="T9">Quan acabis aquest punt ja tindràs el teu salari brut (total meritat).</text:span></text:p>
      <text:p text:style-name="P18"><text:soft-page-break/></text:p>
      <text:p text:style-name="P13"><text:span text:style-name="T9">6.3.- Calcula les BASES DE COTITZACIÓ per </text:span><text:span text:style-name="T11">contingències comunes</text:span><text:span text:style-name="T9">, per </text:span><text:span text:style-name="T11">contingències professionals</text:span><text:span text:style-name="T9"> i per </text:span><text:span text:style-name="T11">hores extraordinàries</text:span><text:span text:style-name="T9">.</text:span></text:p>
      <text:p text:style-name="P18"/>
      <text:p text:style-name="P13"><text:span text:style-name="T14">Recorda que la </text:span><text:span text:style-name="T15">cotització</text:span><text:span text:style-name="T14"> de les pagues extres es fa de manera prorratejada mensualment (tot i que no es cobrin prorratejades), per tant en aquest no oblidis sumar l’import corresponent a la BCCC.</text:span></text:p>
      <text:p text:style-name="P19"/>
      <text:p text:style-name="P13"><text:span text:style-name="T14">Recorda revisar si les bases de cotització que obtinguis superen el màxim o no arriben al mínim establert pel govern </text:span><text:span text:style-name="T7">(diapositiva 12 BCCC i diapositiva 13 BCCP).</text:span></text:p>
      <text:p text:style-name="P22"><text:span text:style-name="texto_20_respuesta"/></text:p>
      <text:p text:style-name="P13"><text:span text:style-name="T9">6.4.- Calcula la BASE SUBJECTA A RETENCIÓ DE IRPF (Impost sobre la Renda de les Persones Físiques).</text:span></text:p>
      <text:p text:style-name="P22"><text:span text:style-name="texto_20_respuesta"/></text:p>
      <text:p text:style-name="P13"><text:span text:style-name="T5">6.5.- Calcula les DEDUCCIONS i el TOTAL A DEDUIR. Per fer això caldrà que apliquis el % de les aportacions que fa el treballador a la base de cotització que correspongui (diapositiva 15) i que apliquis una retenció d’IRPF del 12%.</text:span></text:p>
      <text:p text:style-name="P9"/>
      <text:p text:style-name="P13"><text:span text:style-name="T5">Quan acabis aquest apartat ja sabràs quan et descompten per cada concepte. </text:span></text:p>
      <text:p text:style-name="P22"><text:span text:style-name="texto_20_respuesta"/></text:p>
      <text:p text:style-name="P13"><text:span text:style-name="T5">6.6.- Calcula el LÍQUID TOTAL A PERCEBRE o salari net. Quan acabis aquest apartat ja sabràs quin import cobraràs amb aquesta nòmina.</text:span></text:p>
      <text:p text:style-name="P23"/>
      <text:p text:style-name="P13"><text:span text:style-name="T5">6.7.- Calcula les APORTACIONS DE L’EMPRESA (segona pàgina de la plantilla de nòmina). Per fer això caldrà que apliquis el % de les aportacions que fa l’empresa a la base de cotització que correspongui (diapositiva 15). Com el % corresponent a l’aportació que fa l’empresa per AT i MP (accident de treball i malaltia professional) varia segons el grau de perillositat de l’activitat, per a aquest exercici entendrem que en el teu cas s’aplica un 1,65%.</text:span></text:p>
      <text:p text:style-name="P9"/>
      <text:p text:style-name="P13"><text:span text:style-name="T5">Quan acabis aquest apartat sabràs quin import paga l’empresa per la teva nòmina. </text:span></text:p>
      <text:p text:style-name="P24"><text:span text:style-name="texto_20_respuesta"/></text:p>
      <text:p text:style-name="P13"><text:span text:style-name="T5">6.8.- Ja has acabat! Si no ho has anat fent conforme feies aquest document recorda passar les dades a la plantilla excel.</text:span>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MS" svg:font-family="TrebuchetM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language="ca" fo:country="ES" style:language-asian="zh" style:country-asian="CN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ncapçalament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Índex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o_20_pregunta" style:display-name="Texto pregunta" style:family="paragraph" style:parent-style-name="Standard" style:auto-update="true" style:default-outline-level="">
      <style:paragraph-properties fo:margin-top="0.212cm" fo:margin-bottom="0.212cm" loext:contextual-spacing="false" fo:line-height="100%" fo:text-align="justify" style:justify-single-word="false">
        <style:tab-stops>
          <style:tab-stop style:position="1.249cm"/>
        </style:tab-stops>
      </style:paragraph-properties>
      <style:text-properties fo:color="#002060" style:font-name="Trebuchet MS" fo:font-family="'Trebuchet MS'" style:font-family-generic="roman" style:font-pitch="variable" fo:font-size="9.5pt" style:rfc-language-tag="x-none" fo:font-weight="bold" style:font-name-asian="TrebuchetMS" style:font-family-asian="TrebuchetMS" style:font-family-generic-asian="system" style:font-pitch-asian="variable" style:font-size-asian="9.5pt" style:language-asian="en" style:country-asian="US" style:font-weight-asian="bold" style:font-size-complex="12pt"/>
    </style:style>
    <style:style style:name="Título_20_grande" style:display-name="Título grande" style:family="paragraph" style:parent-style-name="Standard" style:default-outline-level="">
      <style:paragraph-properties fo:line-height="108%" fo:text-align="justify" style:justify-single-word="false" fo:hyphenation-ladder-count="no-limit"/>
      <style:text-properties fo:color="#f79646" style:font-name="Arial" fo:font-family="Arial" style:font-family-generic="roman" style:font-pitch="variable" fo:font-size="15pt" fo:language="es" fo:country="ES" fo:font-weight="bold" style:font-size-asian="15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Texto_20_página" style:display-name="Texto página" style:family="paragraph" style:parent-style-name="Standard" style:default-outline-level="">
      <style:paragraph-properties fo:margin-top="0cm" fo:margin-bottom="0cm" loext:contextual-spacing="false" fo:line-height="100%" fo:text-align="end" style:justify-single-word="false" fo:hyphenation-ladder-count="no-limit"/>
      <style:text-properties fo:color="#12075b" style:font-name="Trebuchet MS" fo:font-family="'Trebuchet MS'" style:font-family-generic="roman" style:font-pitch="variable" fo:font-size="10pt" fo:language="es" fo:country="ES" fo:font-weight="bold" style:font-size-asian="10pt" style:language-asian="en" style:country-asian="US" style:font-weight-asian="bold" style:font-size-complex="10pt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exto_20_pregunta_20_Car" style:display-name="Texto pregunta Car" style:family="text">
      <style:text-properties fo:color="#002060" style:font-name="Trebuchet MS" fo:font-family="'Trebuchet MS'" style:font-family-generic="roman" style:font-pitch="variable" fo:font-size="9.5pt" style:rfc-language-tag="x-none" fo:font-weight="bold" style:font-name-asian="TrebuchetMS" style:font-family-asian="TrebuchetMS" style:font-family-generic-asian="system" style:font-pitch-asian="variable" style:font-size-asian="9.5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ítulo_20_grande_20_Car" style:display-name="Título grande Car" style:family="text">
      <style:text-properties fo:color="#f79646" style:font-name="Arial" fo:font-family="Arial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ítulo_20_entrada" style:display-name="Título entrada" style:family="text">
      <style:text-properties fo:color="#f79646" style:font-name="Arial" fo:font-family="Arial" style:font-family-generic="roman" style:font-pitch="variable" fo:font-size="15pt" fo:font-weight="bold" style:font-size-asian="15pt" style:font-weight-asian="bold" style:font-size-complex="8pt"/>
    </style:style>
    <style:style style:name="Enllaç_20_d_27_Internet" style:display-name="Enllaç d'Internet" style:family="text">
      <style:text-properties fo:color="#0563c1" style:text-underline-style="solid" style:text-underline-width="auto" style:text-underline-color="font-color"/>
    </style:style>
    <style:style style:name="Texto_20_página_20_Car" style:display-name="Texto página Car" style:family="text">
      <style:text-properties fo:color="#12075b" style:font-name="Trebuchet MS" fo:font-family="'Trebuchet MS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ca" fo:country="ES" style:font-name-asian="Calibri1" style:font-family-asian="Calibri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ca" fo:country="ES" style:font-name-asian="Calibri1" style:font-family-asian="Calibri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ca" fo:country="E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weight="bold" style:font-name-asian="TrebuchetMS" style:font-family-asian="TrebuchetMS" style:font-family-generic-asian="system" style:font-pitch-asian="variable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texto_20_respuesta" style:display-name="texto respuesta" style:family="text">
      <style:text-properties fo:color="#00000a" style:font-name="Arial" fo:font-family="Arial" style:font-family-generic="roman" style:font-pitch="variable" fo:font-size="9.5pt" style:font-size-asian="9.5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rebuchetMS" style:font-family-asian="TrebuchetMS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0" style:font-name="Arial" fo:font-family="Arial" style:font-family-generic="roman" style:font-pitch="variable" fo:font-weight="bold" style:font-name-asian="TrebuchetMS" style:font-family-asian="TrebuchetMS" style:font-family-generic-asian="system" style:font-pitch-asian="variable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 Romeo</meta:initial-creator>
    <meta:editing-cycles>11</meta:editing-cycles>
    <meta:print-date>2020-04-17T18:19:00</meta:print-date>
    <meta:creation-date>2020-04-17T18:19:00</meta:creation-date>
    <dc:date>2021-03-02T20:59:38.955000000</dc:date>
    <dc:language>ca-ES</dc:language>
    <meta:editing-duration>PT1H1M17S</meta:editing-duration>
    <meta:generator>LibreOffice/6.1.3.2$Windows_X86_64 LibreOffice_project/86daf60bf00efa86ad547e59e09d6bb77c699acb</meta:generator>
    <meta:document-statistic meta:table-count="2" meta:image-count="0" meta:object-count="0" meta:page-count="4" meta:paragraph-count="47" meta:word-count="740" meta:character-count="4580" meta:non-whitespace-character-count="38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